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f18a"/>
    </style:style>
    <style:style style:name="P2" style:family="paragraph" style:parent-style-name="Standard">
      <style:text-properties officeooo:rsid="0008f18a" officeooo:paragraph-rsid="0008f18a"/>
    </style:style>
    <style:style style:name="P3" style:family="paragraph" style:parent-style-name="Standard">
      <style:text-properties officeooo:rsid="0009d56e" officeooo:paragraph-rsid="0009d56e"/>
    </style:style>
    <style:style style:name="P4" style:family="paragraph" style:parent-style-name="Standard">
      <style:text-properties officeooo:rsid="000a7331" officeooo:paragraph-rsid="000a7331"/>
    </style:style>
    <style:style style:name="P5" style:family="paragraph" style:parent-style-name="Standard">
      <style:text-properties officeooo:rsid="000d8b25" officeooo:paragraph-rsid="000d8b25"/>
    </style:style>
    <style:style style:name="P6" style:family="paragraph" style:parent-style-name="Standard">
      <style:text-properties officeooo:paragraph-rsid="000d8b25"/>
    </style:style>
    <style:style style:name="P7" style:family="paragraph" style:parent-style-name="Standard">
      <style:text-properties fo:color="#000000" officeooo:rsid="000a7331" officeooo:paragraph-rsid="000a7331"/>
    </style:style>
    <style:style style:name="P8" style:family="paragraph" style:parent-style-name="Standard">
      <style:text-properties fo:color="#000000" officeooo:rsid="000d8b25" officeooo:paragraph-rsid="000d8b25"/>
    </style:style>
    <style:style style:name="P9" style:family="paragraph" style:parent-style-name="Standard">
      <style:text-properties fo:color="#000000" fo:font-weight="bold" officeooo:rsid="000d8b25" officeooo:paragraph-rsid="000d8b25" style:font-weight-asian="bold" style:font-weight-complex="bold"/>
    </style:style>
    <style:style style:name="P10" style:family="paragraph" style:parent-style-name="Standard">
      <style:text-properties fo:color="#000000" fo:font-size="14pt" fo:font-weight="bold" officeooo:rsid="000d8b25" officeooo:paragraph-rsid="000d8b2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officeooo:rsid="000d8b25" officeooo:paragraph-rsid="000d8b25" style:font-weight-asian="bold" style:font-weight-complex="bold"/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8f18a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officeooo:rsid="0008f18a" style:font-size-asian="10pt" style:font-style-asian="normal" style:font-weight-asian="normal"/>
    </style:style>
    <style:style style:name="T3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9d56e"/>
    </style:style>
    <style:style style:name="T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a7331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P2">version 3 <text:span text:style-name="T6">(keras)(running file q1_keras.py)</text:span></text:p>
      <text:p text:style-name="P13"><text:span text:style-name="T1">latent_dim = </text:span><text:span text:style-name="T4">100</text:span></text:p>
      <text:p text:style-name="P13"><text:span text:style-name="T1">optimizer = Adam(</text:span><text:span text:style-name="T4">0.0002</text:span><text:span text:style-name="T5">, </text:span><text:span text:style-name="T4">0.5</text:span><text:span text:style-name="T1">)</text:span></text:p>
      <text:p text:style-name="P13"><text:span text:style-name="T1"/></text:p>
      <text:p text:style-name="P13"><text:span text:style-name="T2">t</text:span><text:span text:style-name="T1">rain(</text:span><text:span text:style-name="T3">epochs</text:span><text:span text:style-name="T1">=</text:span><text:span text:style-name="T4">35000</text:span><text:span text:style-name="T5">, </text:span><text:span text:style-name="T3">batch_size</text:span><text:span text:style-name="T1">=</text:span><text:span text:style-name="T4">32</text:span><text:span text:style-name="T5">, </text:span><text:span text:style-name="T3">save_image_interval</text:span><text:span text:style-name="T1">= </text:span><text:span text:style-name="T4">1000</text:span><text:span text:style-name="T5">, </text:span><text:span text:style-name="T3">save_model_interval</text:span><text:span text:style-name="T1">=</text:span><text:span text:style-name="T4">5000</text:span><text:span text:style-name="T1">)</text:span><text:line-break/></text:p>
      <text:p text:style-name="P1"/>
      <text:p text:style-name="P12"><text:span text:style-name="T7"># define a function to build a generator</text:span><text:line-break/><text:span text:style-name="T5">def </text:span><text:span text:style-name="T8">build_generator</text:span><text:span text:style-name="T1">():</text:span><text:line-break/><text:span text:style-name="T1"> <text:s text:c="3"/>model = Sequential()</text:span><text:line-break/><text:span text:style-name="T1"> <text:s text:c="3"/>model.add(Dense(</text:span><text:span text:style-name="T4">64 </text:span><text:span text:style-name="T1">* </text:span><text:span text:style-name="T4">7 </text:span><text:span text:style-name="T1">* </text:span><text:span text:style-name="T4">7</text:span><text:span text:style-name="T5">, </text:span><text:span text:style-name="T3">activation</text:span><text:span text:style-name="T1">=</text:span><text:span text:style-name="T9">"relu"</text:span><text:span text:style-name="T5">, </text:span><text:span text:style-name="T3">input_dim</text:span><text:span text:style-name="T1">=latent_dim))</text:span><text:line-break/><text:span text:style-name="T1"> <text:s text:c="3"/>model.add(Reshape((</text:span><text:span text:style-name="T4">7</text:span><text:span text:style-name="T5">, </text:span><text:span text:style-name="T4">7</text:span><text:span text:style-name="T5">, </text:span><text:span text:style-name="T4">64</text:span><text:span text:style-name="T1">)))</text:span><text:line-break/><text:span text:style-name="T1"> <text:s text:c="3"/>model.add(UpSampling2D())</text:span><text:line-break/><text:span text:style-name="T1"> <text:s text:c="3"/>model.add(Conv2D(</text:span><text:span text:style-name="T4">64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BatchNormalization(</text:span><text:span text:style-name="T3">momentum</text:span><text:span text:style-name="T1">=</text:span><text:span text:style-name="T4">0.8</text:span><text:span text:style-name="T1">))</text:span><text:line-break/><text:span text:style-name="T1"> <text:s text:c="3"/>model.add(Activation(</text:span><text:span text:style-name="T9">"relu"</text:span><text:span text:style-name="T1">))</text:span><text:line-break/><text:span text:style-name="T1"> <text:s text:c="3"/>model.add(UpSampling2D())</text:span><text:line-break/><text:span text:style-name="T1"> <text:s text:c="3"/>model.add(Conv2D(</text:span><text:span text:style-name="T4">32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BatchNormalization(</text:span><text:span text:style-name="T3">momentum</text:span><text:span text:style-name="T1">=</text:span><text:span text:style-name="T4">0.8</text:span><text:span text:style-name="T1">))</text:span><text:line-break/><text:span text:style-name="T1"> <text:s text:c="3"/>model.add(Activation(</text:span><text:span text:style-name="T9">"relu"</text:span><text:span text:style-name="T1">))</text:span><text:line-break/><text:span text:style-name="T1"> <text:s text:c="3"/>model.add(Conv2D(channels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Activation(</text:span><text:span text:style-name="T9">"tanh"</text:span><text:span text:style-name="T1">))</text:span><text:line-break/><text:span text:style-name="T1"> <text:s text:c="3"/>model.summary()</text:span><text:line-break/><text:span text:style-name="T1"> <text:s text:c="3"/>noise = Input(</text:span><text:span text:style-name="T3">shape</text:span><text:span text:style-name="T1">=(latent_dim</text:span><text:span text:style-name="T5">,</text:span><text:span text:style-name="T1">))</text:span><text:line-break/><text:span text:style-name="T1"> <text:s text:c="3"/>img = model(noise)</text:span><text:line-break/><text:span text:style-name="T1"> <text:s text:c="3"/></text:span><text:span text:style-name="T5">return </text:span><text:span text:style-name="T1">Model(noise</text:span><text:span text:style-name="T5">, </text:span><text:span text:style-name="T1">img)</text:span><text:line-break/><text:line-break/><text:span text:style-name="T7"># define a function to build a discriminator</text:span><text:line-break/><text:span text:style-name="T5">def </text:span><text:span text:style-name="T8">build_discriminator</text:span><text:span text:style-name="T1">():</text:span><text:line-break/><text:span text:style-name="T1"> <text:s text:c="3"/>model = Sequential()</text:span><text:line-break/><text:span text:style-name="T1"> <text:s text:c="3"/>model.add(Conv2D(</text:span><text:span text:style-name="T4">16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strides</text:span><text:span text:style-name="T1">=</text:span><text:span text:style-name="T4">2</text:span><text:span text:style-name="T5">, </text:span><text:span text:style-name="T3">input_shape</text:span><text:span text:style-name="T1">=img_shape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LeakyReLU(</text:span><text:span text:style-name="T3">alpha</text:span><text:span text:style-name="T1">=</text:span><text:span text:style-name="T4">0.2</text:span><text:span text:style-name="T1">))</text:span><text:line-break/><text:span text:style-name="T1"> <text:s text:c="3"/>model.add(Dropout(</text:span><text:span text:style-name="T4">0.25</text:span><text:span text:style-name="T1">))</text:span><text:line-break/><text:span text:style-name="T1"> <text:s text:c="3"/>model.add(Conv2D(</text:span><text:span text:style-name="T4">32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strides</text:span><text:span text:style-name="T1">=</text:span><text:span text:style-name="T4">2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ZeroPadding2D(</text:span><text:span text:style-name="T3">padding</text:span><text:span text:style-name="T1">=((</text:span><text:span text:style-name="T4">0</text:span><text:span text:style-name="T5">, </text:span><text:span text:style-name="T4">1</text:span><text:span text:style-name="T1">)</text:span><text:span text:style-name="T5">, </text:span><text:span text:style-name="T1">(</text:span><text:span text:style-name="T4">0</text:span><text:span text:style-name="T5">, </text:span><text:span text:style-name="T4">1</text:span><text:span text:style-name="T1">))))</text:span><text:line-break/><text:span text:style-name="T1"> <text:s text:c="3"/>model.add(BatchNormalization(</text:span><text:span text:style-name="T3">momentum</text:span><text:span text:style-name="T1">=</text:span><text:span text:style-name="T4">0.8</text:span><text:span text:style-name="T1">))</text:span><text:line-break/><text:span text:style-name="T1"> <text:s text:c="3"/>model.add(LeakyReLU(</text:span><text:span text:style-name="T3">alpha</text:span><text:span text:style-name="T1">=</text:span><text:span text:style-name="T4">0.2</text:span><text:span text:style-name="T1">))</text:span><text:line-break/><text:span text:style-name="T1"> <text:s text:c="3"/>model.add(Dropout(</text:span><text:span text:style-name="T4">0.25</text:span><text:span text:style-name="T1">))</text:span><text:line-break/><text:span text:style-name="T1"> <text:s text:c="3"/>model.add(Conv2D(</text:span><text:span text:style-name="T4">64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strides</text:span><text:span text:style-name="T1">=</text:span><text:span text:style-name="T4">2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BatchNormalization(</text:span><text:span text:style-name="T3">momentum</text:span><text:span text:style-name="T1">=</text:span><text:span text:style-name="T4">0.8</text:span><text:span text:style-name="T1">))</text:span><text:line-break/><text:span text:style-name="T1"> <text:s text:c="3"/>model.add(LeakyReLU(</text:span><text:span text:style-name="T3">alpha</text:span><text:span text:style-name="T1">=</text:span><text:span text:style-name="T4">0.2</text:span><text:span text:style-name="T1">))</text:span><text:line-break/><text:span text:style-name="T1"> <text:s text:c="3"/>model.add(Dropout(</text:span><text:span text:style-name="T4">0.25</text:span><text:span text:style-name="T1">))</text:span><text:line-break/><text:span text:style-name="T1"> <text:s text:c="3"/>model.add(Conv2D(</text:span><text:span text:style-name="T4">128</text:span><text:span text:style-name="T5">, </text:span><text:span text:style-name="T3">kernel_size</text:span><text:span text:style-name="T1">=</text:span><text:span text:style-name="T4">3</text:span><text:span text:style-name="T5">, </text:span><text:span text:style-name="T3">strides</text:span><text:span text:style-name="T1">=</text:span><text:span text:style-name="T4">1</text:span><text:span text:style-name="T5">, </text:span><text:span text:style-name="T3">padding</text:span><text:span text:style-name="T1">=</text:span><text:span text:style-name="T9">"same"</text:span><text:span text:style-name="T1">))</text:span><text:line-break/><text:span text:style-name="T1"> <text:s text:c="3"/>model.add(BatchNormalization(</text:span><text:span text:style-name="T3">momentum</text:span><text:span text:style-name="T1">=</text:span><text:span text:style-name="T4">0.8</text:span><text:span text:style-name="T1">))</text:span><text:line-break/><text:span text:style-name="T1"> <text:s text:c="3"/>model.add(LeakyReLU(</text:span><text:span text:style-name="T3">alpha</text:span><text:span text:style-name="T1">=</text:span><text:span text:style-name="T4">0.2</text:span><text:span text:style-name="T1">))</text:span><text:line-break/><text:span text:style-name="T1"> <text:s text:c="3"/>model.add(Dropout(</text:span><text:span text:style-name="T4">0.25</text:span><text:span text:style-name="T1">))</text:span><text:line-break/><text:span text:style-name="T1"> <text:s text:c="3"/>model.add(Flatten())</text:span><text:line-break/><text:span text:style-name="T1"> <text:s text:c="3"/>model.add(Dense(</text:span><text:span text:style-name="T4">1</text:span><text:span text:style-name="T5">, </text:span><text:span text:style-name="T3">activation</text:span><text:span text:style-name="T1">=</text:span><text:span text:style-name="T9">'sigmoid'</text:span><text:span text:style-name="T1">))</text:span><text:line-break/><text:span text:style-name="T1"> <text:s text:c="3"/>model.summary()</text:span><text:line-break/><text:span text:style-name="T1"> <text:s text:c="3"/>img = Input(</text:span><text:span text:style-name="T3">shape</text:span><text:span text:style-name="T1">=img_shape)</text:span><text:line-break/><text:span text:style-name="T1"> <text:s text:c="3"/>validity = model(img)</text:span><text:line-break/><text:span text:style-name="T1"> <text:s text:c="3"/></text:span><text:span text:style-name="T5">return </text:span><text:span text:style-name="T1">Model(img</text:span><text:span text:style-name="T5">, </text:span><text:span text:style-name="T1">validity)</text:span>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version 4: <text:span text:style-name="T10">(run q1_keras.py after being modified a little to change the storage)</text:span></text:p>
      <text:p text:style-name="P4">The same parameters and architecture as in version 3, the only difference is in the storage step, but does not affect the result.</text:p>
      <text:p text:style-name="P7"/>
      <text:p text:style-name="P8">Version 5: (run keras_modified1 )</text:p>
      <text:p text:style-name="P8"><text:span text:style-name="T11">latent_dim = </text:span><text:span text:style-name="T11">25</text:span></text:p>
      <text:p text:style-name="P10">architecture: </text:p>
      <text:p text:style-name="P8"/>
      <text:p text:style-name="P8"><text:span text:style-name="T11">def </text:span><text:span text:style-name="T11">build_generator</text:span><text:span text:style-name="T11">():</text:span><text:line-break/><text:span text:style-name="T11"> <text:s text:c="3"/>model = Sequential()</text:span><text:line-break/><text:span text:style-name="T11"> <text:s text:c="3"/>model.add(Dense(</text:span><text:span text:style-name="T11">64 </text:span><text:span text:style-name="T11">* </text:span><text:span text:style-name="T11">7 </text:span><text:span text:style-name="T11">* </text:span><text:span text:style-name="T11">7</text:span><text:span text:style-name="T11">, </text:span><text:span text:style-name="T11">activation</text:span><text:span text:style-name="T11">=</text:span><text:span text:style-name="T11">"relu"</text:span><text:span text:style-name="T11">, </text:span><text:span text:style-name="T11">input_dim</text:span><text:span text:style-name="T11">=latent_dim))</text:span><text:line-break/><text:span text:style-name="T11"> <text:s text:c="3"/>model.add(Reshape((</text:span><text:span text:style-name="T11">7</text:span><text:span text:style-name="T11">, </text:span><text:span text:style-name="T11">7</text:span><text:span text:style-name="T11">, </text:span><text:span text:style-name="T11">64</text:span><text:span text:style-name="T11">)))</text:span><text:line-break/><text:span text:style-name="T11"> <text:s text:c="3"/>model.add(UpSampling2D())</text:span><text:line-break/><text:span text:style-name="T11"> <text:s text:c="3"/>model.add(Conv2D(</text:span><text:span text:style-name="T11">32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BatchNormalization(</text:span><text:span text:style-name="T11">momentum</text:span><text:span text:style-name="T11">=</text:span><text:span text:style-name="T11">0.8</text:span><text:span text:style-name="T11">))</text:span><text:line-break/><text:span text:style-name="T11"> <text:s text:c="3"/>model.add(Activation(</text:span><text:span text:style-name="T11">"relu"</text:span><text:span text:style-name="T11">))</text:span><text:line-break/><text:span text:style-name="T11"> <text:s text:c="3"/>model.add(UpSampling2D())</text:span><text:line-break/><text:span text:style-name="T11"> <text:s text:c="3"/>model.add(Conv2D(</text:span><text:span text:style-name="T11">32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BatchNormalization(</text:span><text:span text:style-name="T11">momentum</text:span><text:span text:style-name="T11">=</text:span><text:span text:style-name="T11">0.8</text:span><text:span text:style-name="T11">))</text:span><text:line-break/><text:span text:style-name="T11"> <text:s text:c="3"/>model.add(Activation(</text:span><text:span text:style-name="T11">"relu"</text:span><text:span text:style-name="T11">))</text:span><text:line-break/><text:span text:style-name="T11"> <text:s text:c="3"/>model.add(Conv2D(channels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Activation(</text:span><text:span text:style-name="T11">"tanh"</text:span><text:span text:style-name="T11">))</text:span><text:line-break/><text:span text:style-name="T11"> <text:s text:c="3"/>model.summary()</text:span><text:line-break/><text:span text:style-name="T11"> <text:s text:c="3"/>noise = Input(</text:span><text:span text:style-name="T11">shape</text:span><text:span text:style-name="T11">=(latent_dim</text:span><text:span text:style-name="T11">,</text:span><text:span text:style-name="T11">))</text:span><text:line-break/><text:span text:style-name="T11"> <text:s text:c="3"/>img = model(noise)</text:span><text:line-break/><text:span text:style-name="T11"> <text:s text:c="3"/></text:span><text:span text:style-name="T11">return </text:span><text:span text:style-name="T11">Model(noise</text:span><text:span text:style-name="T11">, </text:span><text:span text:style-name="T11">img)</text:span><text:line-break/><text:line-break/><text:span text:style-name="T11"># define a function to build a discriminator</text:span><text:line-break/><text:span text:style-name="T11">def </text:span><text:span text:style-name="T11">build_discriminator</text:span><text:span text:style-name="T11">():</text:span><text:line-break/><text:span text:style-name="T11"> <text:s text:c="3"/>model = Sequential()</text:span><text:line-break/><text:span text:style-name="T11"> <text:s text:c="3"/>model.add(Conv2D(</text:span><text:span text:style-name="T11">32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strides</text:span><text:span text:style-name="T11">=</text:span><text:span text:style-name="T11">2</text:span><text:span text:style-name="T11">, </text:span><text:span text:style-name="T11">input_shape</text:span><text:span text:style-name="T11">=img_shape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LeakyReLU(</text:span><text:span text:style-name="T11">alpha</text:span><text:span text:style-name="T11">=</text:span><text:span text:style-name="T11">0.2</text:span><text:span text:style-name="T11">))</text:span><text:line-break/><text:span text:style-name="T11"> <text:s text:c="3"/>model.add(Dropout(</text:span><text:span text:style-name="T11">0.25</text:span><text:span text:style-name="T11">))</text:span><text:line-break/><text:span text:style-name="T11"> <text:s text:c="3"/></text:span><text:span text:style-name="T11">"""</text:span><text:line-break/><text:span text:style-name="T11"> <text:s text:c="3"/>model.add(Conv2D(32, kernel_size=3, strides=2, padding="same"))</text:span><text:line-break/><text:span text:style-name="T11"> <text:s text:c="3"/>model.add(ZeroPadding2D(padding=((0, 1), (0, 1))))</text:span><text:line-break/><text:span text:style-name="T11"> <text:s text:c="3"/>model.add(BatchNormalization(momentum=0.8))</text:span><text:line-break/><text:span text:style-name="T11"> <text:s text:c="3"/>model.add(LeakyReLU(alpha=0.2))</text:span><text:line-break/><text:span text:style-name="T11"> <text:s text:c="3"/>model.add(Dropout(0.25))"""</text:span><text:line-break/><text:line-break/><text:span text:style-name="T11"> <text:s text:c="3"/></text:span><text:span text:style-name="T11">model.add(Conv2D(</text:span><text:span text:style-name="T11">64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strides</text:span><text:span text:style-name="T11">=</text:span><text:span text:style-name="T11">2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BatchNormalization(</text:span><text:span text:style-name="T11">momentum</text:span><text:span text:style-name="T11">=</text:span><text:span text:style-name="T11">0.8</text:span><text:span text:style-name="T11">))</text:span><text:line-break/><text:span text:style-name="T11"> <text:s text:c="3"/>model.add(LeakyReLU(</text:span><text:span text:style-name="T11">alpha</text:span><text:span text:style-name="T11">=</text:span><text:span text:style-name="T11">0.2</text:span><text:span text:style-name="T11">))</text:span><text:line-break/><text:span text:style-name="T11"> <text:s text:c="3"/>model.add(Dropout(</text:span><text:span text:style-name="T11">0.25</text:span><text:span text:style-name="T11">))</text:span><text:line-break/><text:span text:style-name="T11"> <text:s text:c="3"/>model.add(Conv2D(</text:span><text:span text:style-name="T11">64</text:span><text:span text:style-name="T11">, </text:span><text:span text:style-name="T11">kernel_size</text:span><text:span text:style-name="T11">=</text:span><text:span text:style-name="T11">3</text:span><text:span text:style-name="T11">, </text:span><text:span text:style-name="T11">strides</text:span><text:span text:style-name="T11">=</text:span><text:span text:style-name="T11">1</text:span><text:span text:style-name="T11">, </text:span><text:span text:style-name="T11">padding</text:span><text:span text:style-name="T11">=</text:span><text:span text:style-name="T11">"same"</text:span><text:span text:style-name="T11">))</text:span><text:line-break/><text:span text:style-name="T11"> <text:s text:c="3"/>model.add(BatchNormalization(</text:span><text:span text:style-name="T11">momentum</text:span><text:span text:style-name="T11">=</text:span><text:span text:style-name="T11">0.8</text:span><text:span text:style-name="T11">))</text:span><text:line-break/><text:span text:style-name="T11"> <text:s text:c="3"/>model.add(LeakyReLU(</text:span><text:span text:style-name="T11">alpha</text:span><text:span text:style-name="T11">=</text:span><text:span text:style-name="T11">0.2</text:span><text:span text:style-name="T11">))</text:span><text:line-break/><text:span text:style-name="T11"> <text:s text:c="3"/>model.add(Dropout(</text:span><text:span text:style-name="T11">0.25</text:span><text:span text:style-name="T11">))</text:span><text:line-break/><text:span text:style-name="T11"> <text:s text:c="3"/>model.add(Flatten())</text:span><text:line-break/><text:span text:style-name="T11"> <text:s text:c="3"/>model.add(Dense(</text:span><text:span text:style-name="T11">1</text:span><text:span text:style-name="T11">, </text:span><text:span text:style-name="T11">activation</text:span><text:span text:style-name="T11">=</text:span><text:span text:style-name="T11">'sigmoid'</text:span><text:span text:style-name="T11">))</text:span><text:line-break/><text:span text:style-name="T11"> <text:s text:c="3"/>model.summary()</text:span><text:line-break/><text:span text:style-name="T11"> <text:s text:c="3"/>img = Input(</text:span><text:span text:style-name="T11">shape</text:span><text:span text:style-name="T11">=img_shape)</text:span><text:line-break/><text:span text:style-name="T11"> <text:s text:c="3"/>validity = model(img)</text:span><text:line-break/><text:span text:style-name="T11"> <text:s text:c="3"/></text:span><text:span text:style-name="T11">return </text:span><text:span text:style-name="T11">Model(img</text:span><text:span text:style-name="T11">, </text:span><text:span text:style-name="T11">validity)</text:span></text:p>
      <text:p text:style-name="P8"/>
      <text:p text:style-name="P11">optimizer: </text:p>
      <text:p text:style-name="P8"><text:span text:style-name="T11">optimizer = Adam(</text:span><text:span text:style-name="T11">0.002</text:span><text:span text:style-name="T11">, </text:span><text:span text:style-name="T11">0.95</text:span><text:span text:style-name="T11">)</text:span></text:p>
      <text:p text:style-name="P5"/>
      <text:p text:style-name="P9"><text:soft-page-break/>batch_size and num epoch:</text:p>
      <text:p text:style-name="P8"><text:span text:style-name="T11">train(</text:span><text:span text:style-name="T11">epochs</text:span><text:span text:style-name="T11">=</text:span><text:span text:style-name="T11">35001</text:span><text:span text:style-name="T11">, </text:span><text:span text:style-name="T11">batch_size</text:span><text:span text:style-name="T11">=</text:span><text:span text:style-name="T11">64</text:span><text:span text:style-name="T11">, </text:span><text:span text:style-name="T11">save_image_interval</text:span><text:span text:style-name="T11">= </text:span><text:span text:style-name="T11">500</text:span><text:span text:style-name="T11">, </text:span><text:span text:style-name="T11">save_model_interval</text:span><text:span text:style-name="T11">=</text:span><text:span text:style-name="T11">5000</text:span><text:span text:style-name="T11">)</text:span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47:38.357398093</meta:creation-date>
    <dc:date>2020-11-18T23:27:32.617941710</dc:date>
    <meta:editing-duration>PT17M13S</meta:editing-duration>
    <meta:editing-cycles>1</meta:editing-cycles>
    <meta:document-statistic meta:table-count="0" meta:image-count="0" meta:object-count="0" meta:page-count="5" meta:paragraph-count="15" meta:word-count="283" meta:character-count="4125" meta:non-whitespace-character-count="3526"/>
    <meta:generator>LibreOffice/6.4.6.2$Linux_X86_64 LibreOffice_project/40$Build-2</meta:generator>
  </office:meta>
</office:document-meta>
</file>